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 Black" svg:font-family="'Arial Black'"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variant="normal" fo:text-transform="none" fo:color="#000000" style:font-name="Arial1" fo:font-size="14pt" fo:letter-spacing="normal" fo:font-style="normal" fo:font-weight="normal" style:font-size-asian="14pt" style:font-size-complex="14pt"/>
    </style:style>
    <style:style style:name="P3" style:family="paragraph" style:parent-style-name="Standard">
      <style:paragraph-properties fo:text-align="start" style:justify-single-word="false"/>
      <style:text-properties fo:font-variant="normal" fo:text-transform="none" fo:color="#000000" style:font-name="Arial1" fo:font-size="14pt" fo:letter-spacing="normal" fo:font-style="normal" fo:font-weight="normal" style:font-size-asian="14pt" style:font-size-complex="14pt"/>
    </style:style>
    <style:style style:name="P4" style:family="paragraph" style:parent-style-name="Standard">
      <style:paragraph-properties fo:text-align="start" style:justify-single-word="false"/>
      <style:text-properties fo:font-variant="normal" fo:text-transform="none" fo:color="#000000" style:font-name="Arial Black" fo:font-size="14pt" fo:letter-spacing="normal" fo:font-style="normal" fo:font-weight="normal" style:font-size-asian="14pt" style:font-size-complex="14pt"/>
    </style:style>
    <style:style style:name="P5" style:family="paragraph" style:parent-style-name="Standard">
      <style:paragraph-properties fo:text-align="center" style:justify-single-word="false"/>
      <style:text-properties fo:font-variant="normal" fo:text-transform="none" fo:color="#000000" style:font-name="Times New Roman1" fo:font-size="32pt" fo:letter-spacing="normal" fo:font-style="normal" fo:font-weight="normal" style:font-size-asian="32pt" style:font-size-complex="32pt"/>
    </style:style>
    <style:style style:name="P6"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style:font-name="Arial1" fo:font-size="14pt" fo:language="es" fo:country="ES" style:font-size-asian="14pt" style:font-size-complex="14pt"/>
    </style:style>
    <style:style style:name="P7"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style:font-name="Arial1" fo:font-size="14pt" fo:language="es" fo:country="ES" fo:font-weight="normal" style:font-size-asian="14pt" style:font-weight-asian="normal" style:font-size-complex="14pt" style:font-weight-complex="normal"/>
    </style:style>
    <style:style style:name="P8" style:family="paragraph" style:parent-style-name="Text_20_body">
      <style:paragraph-properties fo:margin-left="0cm" fo:margin-right="0cm" fo:margin-top="0cm" fo:margin-bottom="0cm" fo:text-align="center" style:justify-single-word="false" fo:text-indent="0cm" style:auto-text-indent="false" fo:padding="0cm" fo:border="none"/>
      <style:text-properties style:font-name="Times New Roman1" fo:font-size="32pt" fo:language="es" fo:country="ES" fo:font-weight="normal" style:font-size-asian="32pt" style:font-weight-asian="normal" style:font-size-complex="32pt" style:font-weight-complex="normal"/>
    </style:style>
    <style:style style:name="P9" style:family="paragraph" style:parent-style-name="Text_20_body">
      <style:paragraph-properties fo:text-align="justify" style:justify-single-word="false"/>
      <style:text-properties fo:font-variant="normal" fo:text-transform="none" fo:color="#000000" style:font-name="Arial1" fo:font-size="14pt" fo:letter-spacing="normal" fo:language="es" fo:country="ES" fo:font-style="normal" fo:font-weight="normal" style:font-size-asian="14pt" style:font-size-complex="14pt"/>
    </style:style>
    <style:style style:name="P10" style:family="paragraph" style:parent-style-name="Text_20_body">
      <style:paragraph-properties fo:text-align="start" style:justify-single-word="false"/>
      <style:text-properties fo:font-variant="normal" fo:text-transform="none" fo:color="#000000" style:font-name="Arial1" fo:font-size="14pt" fo:letter-spacing="normal" fo:font-style="normal" fo:font-weight="normal" style:font-size-asian="14pt" style:font-weight-asian="normal" style:font-size-complex="14pt" style:font-weight-complex="normal"/>
    </style:style>
    <style:style style:name="P11" style:family="paragraph" style:parent-style-name="Text_20_body">
      <style:paragraph-properties fo:text-align="justify" style:justify-single-word="false"/>
      <style:text-properties style:font-name="Arial1" fo:font-size="14pt" fo:language="es" fo:country="ES" style:font-size-asian="14pt" style:font-size-complex="14pt"/>
    </style:style>
    <style:style style:name="P12" style:family="paragraph" style:parent-style-name="Standard">
      <style:paragraph-properties fo:text-align="start" style:justify-single-word="false"/>
      <style:text-properties fo:font-variant="normal" fo:text-transform="none" fo:color="#000000" style:font-name="Arial1" fo:font-size="14pt" fo:letter-spacing="normal" fo:font-style="normal"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variant="normal" fo:text-transform="none" fo:color="#000000" style:font-name="Arial1" fo:font-size="14pt" fo:letter-spacing="normal" fo:font-style="normal" fo:font-weight="normal" style:font-size-asian="14pt" style:font-size-complex="14pt"/>
    </style:style>
    <style:style style:name="P14" style:family="paragraph" style:parent-style-name="Standard">
      <style:paragraph-properties fo:text-align="start" style:justify-single-word="false"/>
      <style:text-properties fo:font-variant="normal" fo:text-transform="none" fo:color="#000000" style:font-name="Arial Black" fo:font-size="28pt" fo:letter-spacing="normal" fo:font-style="normal" fo:font-weight="normal" style:font-size-asian="28pt" style:font-size-complex="28pt"/>
    </style:style>
    <style:style style:name="P15" style:family="paragraph" style:parent-style-name="Standard">
      <style:paragraph-properties fo:text-align="center" style:justify-single-word="false"/>
      <style:text-properties fo:font-variant="normal" fo:text-transform="none" fo:color="#000000" style:font-name="Arial Black" fo:font-size="28pt" fo:letter-spacing="normal" fo:font-style="normal" fo:font-weight="normal" style:font-size-asian="28pt" style:font-size-complex="28pt"/>
    </style:style>
    <style:style style:name="P16" style:family="paragraph" style:parent-style-name="Text_20_body" style:list-style-name="L1">
      <style:paragraph-properties fo:margin-top="0cm" fo:margin-bottom="0cm" fo:text-align="justify" style:justify-single-word="false" fo:padding="0cm" fo:border="none"/>
      <style:text-properties style:font-name="Arial1" fo:font-size="14pt" fo:language="es" fo:country="ES" style:font-size-asian="14pt" style:font-size-complex="14pt"/>
    </style:style>
    <style:style style:name="P17" style:family="paragraph" style:parent-style-name="Text_20_body" style:list-style-name="L2">
      <style:paragraph-properties fo:margin-top="0cm" fo:margin-bottom="0cm" fo:text-align="start" style:justify-single-word="false" fo:orphans="2" fo:widows="2" fo:padding="0cm" fo:border="none"/>
      <style:text-properties fo:font-variant="normal" fo:text-transform="none" fo:color="#000000" style:font-name="Arial1" fo:font-size="14pt" fo:letter-spacing="normal" fo:font-style="normal" fo:font-weight="normal" style:font-size-asian="14pt" style:font-weight-asian="normal" style:font-size-complex="14pt" style:font-weight-complex="normal"/>
    </style:style>
    <style:style style:name="P18" style:family="paragraph" style:parent-style-name="Text_20_body" style:list-style-name="L2">
      <style:paragraph-properties fo:text-align="start" style:justify-single-word="false" fo:orphans="2" fo:widows="2" fo:padding="0cm" fo:border="none"/>
      <style:text-properties fo:font-variant="normal" fo:text-transform="none" fo:color="#000000" style:font-name="Arial1" fo:font-size="14pt" fo:letter-spacing="normal" fo:font-style="normal" fo:font-weight="normal" style:font-size-asian="14pt" style:font-weight-asian="normal" style:font-size-complex="14pt" style:font-weight-complex="normal"/>
    </style:style>
    <style:style style:name="P19" style:family="paragraph" style:parent-style-name="Table_20_Contents">
      <style:paragraph-properties fo:text-align="start" style:justify-single-word="false"/>
      <style:text-properties style:font-name="Arial Black" fo:font-size="28pt" fo:background-color="#ccff00" style:font-size-asian="28pt" style:font-size-complex="28pt"/>
    </style:style>
    <style:style style:name="P20" style:family="paragraph" style:parent-style-name="Table_20_Contents">
      <style:paragraph-properties fo:text-align="start" style:justify-single-word="false"/>
      <style:text-properties style:font-name="Arial1" fo:font-size="13pt" style:font-size-asian="13pt" style:font-size-complex="13pt"/>
    </style:style>
    <style:style style:name="P21" style:family="paragraph" style:parent-style-name="Table_20_Contents">
      <style:paragraph-properties fo:text-align="start" style:justify-single-word="false"/>
      <style:text-properties style:font-name="Arial1" fo:font-size="16pt" fo:font-style="normal" fo:font-weight="normal" style:font-size-asian="16pt" style:font-style-asian="normal" style:font-weight-asian="normal" style:font-size-complex="16pt" style:font-style-complex="normal" style:font-weight-complex="normal"/>
    </style:style>
    <style:style style:name="P22" style:family="paragraph" style:parent-style-name="Table_20_Contents">
      <style:paragraph-properties fo:text-align="start" style:justify-single-word="false"/>
      <style:text-properties style:font-name="Arial1" fo:font-size="16pt" style:font-size-asian="16pt" style:font-size-complex="16pt"/>
    </style:style>
    <style:style style:name="T1" style:family="text">
      <style:text-properties style:font-name="Arial1"/>
    </style:style>
    <style:style style:name="T2" style:family="text">
      <style:text-properties style:font-name="Arial1"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408cm" fo:text-indent="-0.635cm" fo:margin-left="1.4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3cm" fo:text-indent="-0.635cm" fo:margin-left="2.04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8cm" fo:text-indent="-0.635cm" fo:margin-left="2.67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3cm" fo:text-indent="-0.635cm" fo:margin-left="3.31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8cm" fo:text-indent="-0.635cm" fo:margin-left="3.94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3cm" fo:text-indent="-0.635cm" fo:margin-left="4.5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8cm" fo:text-indent="-0.635cm" fo:margin-left="5.2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3cm" fo:text-indent="-0.635cm" fo:margin-left="5.85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8cm" fo:text-indent="-0.635cm" fo:margin-left="6.48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3cm" fo:text-indent="-0.635cm" fo:margin-left="7.123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cances </text:p>
      <text:p text:style-name="P9">En este proyecto se pretenden identificar los servicios fundamentales que una aplicación móvil requieren, así como sus recursos tecnológicos necesarios para la creación e implementación. De igual forma se identificarán los modelos existentes de transferencia de conocimiento.</text:p>
      <text:p text:style-name="P9"/>
      <text:p text:style-name="P11">Para el desarrollo de esta propuesta de investigación, se desarrollará una aplicación móvil que tendrá relación a un portal de página web que será manejado por una sola persona, en el cual reflejará absolutamente todo el estatus escolar del estudiante.</text:p>
      <text:p text:style-name="P11"/>
      <text:p text:style-name="P6">En esta investigación se pretende desarrollar dos modelos que den soporte a la administración del estatus escolar de los diferentes estudiantes de la institución. El primer modelo seria la aplicación móvil esta debe proveer las características y ventajas de facilitar el conocimiento de cada estudiante respecto a su estatus escolar. El segundo modelo seria la página web que será manejada únicamente por el coordinador de cada carrera esta serviría para mantener un buen historial académico</text:p>
      <text:p text:style-name="P6"/>
      <text:p text:style-name="P6">Los alcances del presente proyecto es crear una aplicación para dispositivos móviles para el uso de cada estudiante. Para llevar a cabo este objetivo se analizará la funcionalidad de la aplicación. Además, la aplicación obtendrá información adicional del usuario mediante un registro. Toda la información de cada estudiante se enviará a una base de datos con la cual va a poder seguir accediendo a la aplicación, para poder realizar un estudio a largo plazo sobre que lenguaje se utilizara para la creación de tal se llevara acabó una investigación de cual programa es el más eficiente, también se tendrá que investigar qué otras cosas serán necesarias.</text:p>
      <text:p text:style-name="P6"/>
      <text:p text:style-name="P6">Para llevar a cabo el desarrollo de la aplicación se debe tener en cuenta para que tipo de dispositivos móviles será creado, los que están experimentando un mayor crecimiento de ventas son los Android. Estos serán los utilizados para poder crear la aplicación mencionada anteriormente, ya que la mayoría de los estudiantes tienen acceso a Android lo que permite una mayor expansión en el uso de la aplicación desarrollada. Además, integran tanto una interfaz gráfica amigable con el usuario como sensores disponibles para realizar diferentes aceptaciones de aplicaciones.</text:p>
      <text:p text:style-name="P6"/>
      <text:list xml:id="list1172857257380631071" text:style-name="L1">
        <text:list-header>
          <text:p text:style-name="P16"/>
        </text:list-header>
      </text:list>
      <text:p text:style-name="P7"><text:soft-page-break/></text:p>
      <text:p text:style-name="P8">Objetivo general</text:p>
      <text:p text:style-name="P6"/>
      <text:p text:style-name="P6">Mi objetivo es crear una aplicación móvil la cual sea manejada por alumnos de la institución la cual servirá para que los pagos estén a tiempo, entiendo que en el área de cajas tiene acceso al calendario de pagos, pero simplemente te dan una hoja impresa, mi aplicación consistirá en que habrá un registro (nombre, apellido, carrera y matricula) y después los alumnos podrán tener acceso a su calendario de pagos. los alumnos también tendrían acceso a su cardex ya que cada que necesitamos saber o ver nuestras calificaciones tenemos que ir con el coordinador en ocasiones él está ocupado y simplemente no tenemos acceso  esto evitaría el hecho de estar saliendo de clases para revisar las calificaciones, Por otro lado se crearía una página web para el coordinador donde le daría acceso a esta aplicación donde él podrá estar revisando cual alumno va a tiempo en sus pagos y cual no y así evitar problemas académicos, también el coordinador podría agregar notificaciones importantes.</text:p>
      <text:p text:style-name="P6"/>
      <text:p text:style-name="P6">El objetivo general de este proyecto es el desarrollo de una aplicación para dispositivos móviles que servirá para mantener controlado el estatus estudiantil; el cuál se llevará a cabo mediante los diferentes objetivos específicos detallados a continuación.</text:p>
      <text:p text:style-name="P6"/>
      <text:p text:style-name="P6">Los objetivos específicos para lograr el objetivo general son los siguientes: </text:p>
      <text:p text:style-name="P6"/>
      <text:p text:style-name="P6">º Desarrollar una aplicación móvil para poder revisar cada que sea necesario todo tu estatus escolar</text:p>
      <text:p text:style-name="P6"/>
      <text:p text:style-name="P6">º Realizar un apartado en el cual llegarán notificaciones que serán enviadas por el coordinador.</text:p>
      <text:p text:style-name="P6"/>
      <text:p text:style-name="P6">º La información recaudada será almacenada en una base de datos la cual servirá de registro.</text:p>
      <text:p text:style-name="P2"/>
      <text:p text:style-name="P2"/>
      <text:p text:style-name="P2"/>
      <text:p text:style-name="P2"/>
      <text:p text:style-name="P2"/>
      <text:p text:style-name="P2"/>
      <text:p text:style-name="P2"/>
      <text:p text:style-name="P2"/>
      <text:p text:style-name="P5"><text:soft-page-break/>Riesgos</text:p>
      <text:p text:style-name="P2"/>
      <text:p text:style-name="P3"><text:span text:style-name="T1">Son muchos los peligros que pueden esconderse bajo la apariencia de una útil aplicación y podemos encontrarnos</text:span> </text:p>
      <text:p text:style-name="P3"/>
      <text:p text:style-name="P3"><text:s/>º Que por lo pesada que puede llegar a ser sera muy lenta</text:p>
      <text:p text:style-name="P3"/>
      <text:p text:style-name="P3"><text:s/>º Que la red Wifi <text:s/>sea muy lenta</text:p>
      <text:p text:style-name="P3"/>
      <text:p text:style-name="P3"><text:s/>º Falla electrica</text:p>
      <text:p text:style-name="P3"/>
      <text:p text:style-name="P3"><text:s/>º falla en el servidor </text:p>
      <text:p text:style-name="P3"/>
      <text:p text:style-name="P3"><text:s/>º Que el sistema operativo de android no acepte o no soporte la aplicacion</text:p>
      <text:p text:style-name="P3"><text:s/></text:p>
      <text:p text:style-name="P3"><text:s/></text:p>
      <text:p text:style-name="P3"><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Limitaciones:</text:p>
      <text:p text:style-name="P5"/>
      <text:p text:style-name="P12">El desarrollo de aplicaciones móviles tiene mucho en común con el desarrollo de aplicaciones de escritorio y esto facilita el aprendizaje para quienes han tenido experiencia en el entorno PC. No obstante el entorno móvil nos impone un cambio drástico en el modo en que se diseña debido a las restricciones que nos impone el hardware.</text:p>
      <text:p text:style-name="P4"><text:span text:style-name="T2"><text:line-break/>Cuando diseñamos una aplicación debemos pensar que si nuestra aplicación tiene éxito se instalará en una amplia gama de dispositivos móviles, algunos de alta gama y otros no tanto. Lo importante es que nuestra aplicación esté bien diseñada y eso significa que hace un uso adecuado de todos los recursos, que los libera cuando ya no son necesarios y que no consume más de lo imprescindible. Si logramos que nuestra aplicación tenga un buen rendimiento en un dispositivo de baja gama lo hará aún mejor en uno de alta gama sin que modifiquemos nada.</text:span><text:span text:style-name="T1"> </text:span></text:p>
      <text:p text:style-name="P3"/>
      <text:p text:style-name="P10">Si se comparan las capacidades de un dispositivo móvil con las de un ordenador portátil podemos notar que:</text:p>
      <text:list xml:id="list8655311552030714123" text:style-name="L2">
        <text:list-item>
          <text:p text:style-name="P17">Las pantallas son más pequeñas.</text:p>
        </text:list-item>
        <text:list-item>
          <text:p text:style-name="P17">Las pantallas tienen menor resolución.</text:p>
        </text:list-item>
        <text:list-item>
          <text:p text:style-name="P17">Los procesadores son menos potentes.</text:p>
        </text:list-item>
        <text:list-item>
          <text:p text:style-name="P17">La memoria RAM está más limitada.</text:p>
        </text:list-item>
        <text:list-item>
          <text:p text:style-name="P17">La tasa de transferencia de datos es menor.</text:p>
        </text:list-item>
        <text:list-item>
          <text:p text:style-name="P17">Las conexiones de datos suelen ser menos estables.</text:p>
        </text:list-item>
        <text:list-item>
          <text:p text:style-name="P18">El coste de la transferencia de datos es más alto.</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5">FODA</text:p>
      <table:table table:name="Tabla1" table:style-name="Tabla1">
        <table:table-column table:style-name="Tabla1.A" table:number-columns-repeated="2"/>
        <table:table-row>
          <table:table-cell table:style-name="Tabla1.A1" office:value-type="string">
            <text:p text:style-name="P19">Fortalezas</text:p>
          </table:table-cell>
          <table:table-cell table:style-name="Tabla1.B1" office:value-type="string">
            <text:p text:style-name="P19">Oportunidades</text:p>
          </table:table-cell>
        </table:table-row>
        <table:table-row>
          <table:table-cell table:style-name="Tabla1.A2" office:value-type="string">
            <text:p text:style-name="P20">º Generar informacion necesaria para los alumnos</text:p>
            <text:p text:style-name="P20">ºClaridad tecnologica (manejo de la aplicacion)</text:p>
            <text:p text:style-name="P20">º Impacto entre los estudiantes respecto a la aplicacio</text:p>
          </table:table-cell>
          <table:table-cell table:style-name="Tabla1.B2" office:value-type="string">
            <text:p text:style-name="P21">º Mercado joven</text:p>
            <text:p text:style-name="P21">º Mayor flujo de informacion estudiantil</text:p>
            <text:p text:style-name="P21">ºMenor inasistencia</text:p>
          </table:table-cell>
        </table:table-row>
        <table:table-row>
          <table:table-cell table:style-name="Tabla1.A2" office:value-type="string">
            <text:p text:style-name="P19">Debilidades</text:p>
          </table:table-cell>
          <table:table-cell table:style-name="Tabla1.B2" office:value-type="string">
            <text:p text:style-name="P19">Amenazas</text:p>
          </table:table-cell>
        </table:table-row>
        <table:table-row>
          <table:table-cell table:style-name="Tabla1.A2" office:value-type="string">
            <text:p text:style-name="P22">º Falla en el servidor</text:p>
            <text:p text:style-name="P22">º falta de recursos </text:p>
            <text:p text:style-name="P22">º no generar un estido amplio</text:p>
          </table:table-cell>
          <table:table-cell table:style-name="Tabla1.B2" office:value-type="string">
            <text:p text:style-name="P22">º saturacion de la aplicacion</text:p>
            <text:p text:style-name="P22">º no compatible par algunos sistemas</text:p>
            <text:p text:style-name="P22">º no tener suficiente mercado personal</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 Black" svg:font-family="'Arial Black'"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ae gonzalez uribe</meta:initial-creator>
    <meta:creation-date>2019-08-28T09:27:10.08</meta:creation-date>
    <dc:date>2019-09-05T17:45:22.16</dc:date>
    <dc:creator>danae gonzalez uribe</dc:creator>
    <meta:editing-duration>P3DT6H50M35S</meta:editing-duration>
    <meta:editing-cycles>5</meta:editing-cycles>
    <meta:generator>OpenOffice/4.1.6$Win32 OpenOffice.org_project/416m1$Build-9790</meta:generator>
    <meta:document-statistic meta:table-count="1" meta:image-count="0" meta:object-count="0" meta:page-count="5" meta:paragraph-count="51" meta:word-count="962" meta:character-count="5935"/>
  </office:meta>
</office:document-meta>
</file>